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5035785341312" style:family="table" style:parent-style-name="podTable">
      <style:table-properties style:width="20cm" style:rel-width="100.0%" table:table-align="left" table:align="left"/>
    </style:style>
    <style:style style:name="Table15035785341312.1" style:family="table-column">
      <style:table-column-properties style:rel-column-width="28086*"/>
    </style:style>
    <style:style style:name="Table15035785341312.2" style:family="table-column">
      <style:table-column-properties style:rel-column-width="37448*"/>
    </style:style>
    <style:style style:name="Table15035785341322" style:family="table" style:parent-style-name="podTable">
      <style:table-properties style:width="10cm" style:rel-width="50.0%" table:table-align="left" table:align="left"/>
    </style:style>
    <style:style style:name="Table15035785341322.1" style:family="table-column">
      <style:table-column-properties style:rel-column-width="32767*"/>
    </style:style>
    <style:style style:name="Table15035785341322.2" style:family="table-column">
      <style:table-column-properties style:rel-column-width="32767*"/>
    </style:style>
    <style:style style:name="Table15035785341321" style:family="table" style:parent-style-name="podTable">
      <style:table-properties style:width="20cm" style:rel-width="100.0%" table:table-align="left" table:align="left"/>
    </style:style>
    <style:style style:name="Table15035785341321.1" style:family="table-column">
      <style:table-column-properties style:rel-column-width="65534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5035785341312" table:style-name="Table15035785341312">
        <table:table-column table:style-name="Table15035785341312.1"/>
        <table:table-column table:style-name="Table15035785341312.2"/>
        <table:table-row>
          <table:table-cell table:style-name="podCell">
            <text:p text:style-name="podCellContent">Hello pixels</text:p>
          </table:table-cell>
          <table:table-cell table:style-name="podCell">
            <text:p text:style-name="podCellContent">Table properties</text:p>
          </table:table-cell>
        </table:table-row>
      </table:table>
      <table:table table:name="Table15035785341322" table:style-name="Table15035785341322">
        <table:table-column table:style-name="Table15035785341322.1"/>
        <table:table-column table:style-name="Table15035785341322.2"/>
        <table:table-row>
          <table:table-cell table:style-name="podCell">
            <text:p text:style-name="podCellContent">Hello percentage</text:p>
          </table:table-cell>
          <table:table-cell table:style-name="podCell">
            <text:p text:style-name="podCellContent">Table properties</text:p>
          </table:table-cell>
        </table:table-row>
      </table:table>
      <table:table table:name="Table15035785341321" table:style-name="Table15035785341321">
        <table:table-column table:style-name="Table15035785341321.1"/>
        <table:table-row>
          <table:table-cell table:style-name="podCell">
            <text:p text:style-name="podCellContent">1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